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draw:fill="none" fo:min-height="0.214cm"/>
    </style:style>
    <style:style style:name="gr4" style:family="graphic" style:parent-style-name="standard">
      <style:graphic-properties draw:stroke="none" draw:fill="none" fo:min-height="0.256cm"/>
    </style:style>
    <style:style style:name="P1" style:family="paragraph">
      <style:paragraph-properties fo:text-align="center"/>
      <style:text-properties fo:font-family="'Heiti SC'" style:font-pitch="variable"/>
    </style:style>
    <style:style style:name="P2" style:family="paragraph">
      <style:paragraph-properties fo:text-align="center"/>
      <style:text-properties fo:font-family="'Pet Me 64'" style:font-pitch="variable" fo:font-size="24pt" style:font-size-asian="24pt" style:font-size-complex="24pt"/>
    </style:style>
    <style:style style:name="P3" style:family="paragraph">
      <style:paragraph-properties fo:text-align="center"/>
      <style:text-properties fo:font-family="'Pet Me 64'" style:font-pitch="variable" fo:font-size="6pt" style:font-family-asian="'Pet Me 64'" style:font-pitch-asian="variable" style:font-size-asian="6pt" style:font-family-complex="'Pet Me 64'" style:font-pitch-complex="variable" style:font-size-complex="3.40000009536743pt"/>
    </style:style>
    <style:style style:name="P4" style:family="paragraph">
      <style:paragraph-properties fo:line-height="100%" fo:text-align="start"/>
      <style:text-properties fo:font-family="'Pet Me 64'" style:font-pitch="variable" fo:font-size="6pt" style:font-family-asian="'Pet Me 64'" style:font-pitch-asian="variable" style:font-size-asian="6pt" style:font-family-complex="'Pet Me 64'" style:font-pitch-complex="variable" style:font-size-complex="3.40000009536743pt"/>
    </style:style>
    <style:style style:name="P5" style:family="paragraph">
      <style:paragraph-properties fo:line-height="100%" fo:text-align="end"/>
      <style:text-properties fo:font-family="'Pet Me 64'" style:font-pitch="variable" fo:font-size="6pt" style:font-size-asian="6pt" style:font-size-complex="6pt"/>
    </style:style>
    <style:style style:name="T1" style:family="text">
      <style:text-properties fo:font-family="'Pet Me 64'" style:font-pitch="variable"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'Pet Me 64'" style:font-pitch="variable" fo:font-size="6pt" fo:font-style="normal" fo:text-shadow="none" style:text-underline-style="none" fo:font-weight="normal" style:letter-kerning="true" style:font-family-asian="'Pet Me 64'" style:font-pitch-asian="variable" style:font-size-asian="6pt" style:font-style-asian="normal" style:font-weight-asian="normal" style:font-family-complex="'Pet Me 64'" style:font-pitch-complex="variable" style:font-size-complex="3.400000095367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7cm" svg:height="2.54cm" svg:x="3.54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cm" svg:height="1.098cm" svg:x="3.54cm" svg:y="3.694cm">
          <draw:text-box>
            <text:p text:style-name="P2"><text:span text:style-name="T1">Valence 64</text:span></text:p>
          </draw:text-box>
        </draw:frame>
        <draw:frame draw:style-name="gr3" draw:text-style-name="P3" draw:layer="layout" svg:width="12.7cm" svg:height="0.464cm" svg:x="3.54cm" svg:y="4.81cm">
          <draw:text-box>
            <text:p text:style-name="P3"><text:span text:style-name="T2">The input-only VNC client for the Commodore 64.</text:span></text:p>
          </draw:text-box>
        </draw:frame>
        <draw:frame draw:style-name="gr3" draw:text-style-name="P4" draw:layer="layout" svg:width="4.318cm" svg:height="0.675cm" svg:x="3.567cm" svg:y="5.378cm">
          <draw:text-box>
            <text:p text:style-name="P4"><text:span text:style-name="T2">LOAD "VALENCE64",8</text:span></text:p>
            <text:p text:style-name="P4"><text:span text:style-name="T2">RUN</text:span></text:p>
          </draw:text-box>
        </draw:frame>
        <draw:frame draw:style-name="gr4" draw:text-style-name="P5" draw:layer="layout" svg:width="5.207cm" svg:height="0.675cm" svg:x="11.006cm" svg:y="5.418cm">
          <draw:text-box>
            <text:p text:style-name="P5"><text:span text:style-name="T3">(c) 2012 David Simmons</text:span></text:p>
            <text:p text:style-name="P5"><text:span text:style-name="T3">Apache 2.0 Licens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c0c0c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Simmons</meta:initial-creator>
    <meta:creation-date>2012-03-08T14:01:52</meta:creation-date>
    <dc:date>2012-03-08T14:44:15</dc:date>
    <dc:creator>David Simmons</dc:creator>
    <meta:editing-duration>PT26M51S</meta:editing-duration>
    <meta:editing-cycles>3</meta:editing-cycles>
    <meta:generator>LibreOffice/3.4$Unix LibreOffice_project/340m1$Build-302</meta:generator>
    <meta:document-statistic meta:object-count="5"/>
  </office:meta>
</office:document-meta>
</file>